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097in" table:align="left"/>
    </style:style>
    <style:style style:name="Table1.A" style:family="table-column">
      <style:table-column-properties style:column-width="0.4514in"/>
    </style:style>
    <style:style style:name="Table1.B" style:family="table-column">
      <style:table-column-properties style:column-width="0.8583in"/>
    </style:style>
    <style:style style:name="Table1.A1" style:family="table-cell">
      <style:table-cell-properties style:vertical-align="middle" fo:padding="0.0194in" fo:border="none"/>
    </style:style>
    <style:style style:name="Table2" style:family="table">
      <style:table-properties style:width="1.3097in" table:align="left"/>
    </style:style>
    <style:style style:name="Table2.A" style:family="table-column">
      <style:table-column-properties style:column-width="0.4514in"/>
    </style:style>
    <style:style style:name="Table2.B" style:family="table-column">
      <style:table-column-properties style:column-width="0.8583in"/>
    </style:style>
    <style:style style:name="Table2.A1" style:family="table-cell">
      <style:table-cell-properties style:vertical-align="middle" fo:padding="0.0194in" fo:border="none"/>
    </style:style>
    <style:style style:name="Table3" style:family="table">
      <style:table-properties style:width="1.3097in" table:align="left"/>
    </style:style>
    <style:style style:name="Table3.A" style:family="table-column">
      <style:table-column-properties style:column-width="0.4514in"/>
    </style:style>
    <style:style style:name="Table3.B" style:family="table-column">
      <style:table-column-properties style:column-width="0.8583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T1" style:family="text">
      <style:text-properties officeooo:rsid="00160daa"/>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forme Técnico: Paralelización con OpenMP</text:h>
      <text:h text:style-name="Heading_20_2" text:outline-level="2">1. Índice</text:h>
      <text:list xml:id="list6881884" text:style-name="L1">
        <text:list-item>
          <text:p text:style-name="P2">Índice</text:p>
        </text:list-item>
        <text:list-item>
          <text:p text:style-name="P2">Introducción</text:p>
        </text:list-item>
        <text:list-item>
          <text:p text:style-name="P2">Desarrollo del programa en serie</text:p>
          <text:list>
            <text:list-item>
              <text:p text:style-name="P2">a) Decisiones y descripción del código en serie</text:p>
            </text:list-item>
            <text:list-item>
              <text:p text:style-name="P2">b) Evaluación del programa en serie</text:p>
            </text:list-item>
          </text:list>
        </text:list-item>
        <text:list-item>
          <text:p text:style-name="P2">La versión paralela de los programas</text:p>
          <text:list>
            <text:list-item>
              <text:p text:style-name="P2">a) Desarrollo del código paralelo</text:p>
            </text:list-item>
            <text:list-item>
              <text:p text:style-name="P2">b) Necesidades de sincronización</text:p>
            </text:list-item>
          </text:list>
        </text:list-item>
        <text:list-item>
          <text:p text:style-name="P2">Análisis del rendimiento</text:p>
          <text:list>
            <text:list-item>
              <text:p text:style-name="P2">a) Metodología</text:p>
            </text:list-item>
            <text:list-item>
              <text:p text:style-name="P2">b) Rendimiento por región paralela y opción probada</text:p>
            </text:list-item>
            <text:list-item>
              <text:p text:style-name="P2">c) Rendimiento del sistema entero</text:p>
            </text:list-item>
          </text:list>
        </text:list-item>
        <text:list-item>
          <text:p text:style-name="P2">Conclusiones</text:p>
        </text:list-item>
        <text:list-item>
          <text:p text:style-name="P1">Conclusiones técnicas y de otros tipos</text:p>
        </text:list-item>
      </text:list>
      <text:p text:style-name="Horizontal_20_Line"/>
      <text:h text:style-name="Heading_20_2" text:outline-level="2">2. Introducción</text:h>
      <text:p text:style-name="Text_20_body">Este informe presenta la paralelización de tres programas diferentes (Integral.c, Reparto_it.c y Pitagoras.c) utilizando la biblioteca OpenMP. El objetivo es mejorar los tiempos de ejecución y aprovechar eficientemente los recursos disponibles.</text:p>
      <text:p text:style-name="Horizontal_20_Line"/>
      <text:h text:style-name="Heading_20_2" text:outline-level="2">3. Desarrollo del programa en serie</text:h>
      <text:h text:style-name="Heading_20_3" text:outline-level="3">a) Decisiones y descripción del código en serie</text:h>
      <text:p text:style-name="Text_20_body">Los programas en serie implementan algoritmos específicos y han sido estructurados para abordar los problemas definidos. Se tomaron decisiones claras respecto a la definición de funciones y la partición del trabajo.</text:p>
      <text:h text:style-name="Heading_20_3" text:outline-level="3">b) Evaluación del programa en serie</text:h>
      <text:p text:style-name="Text_20_body">Se realizaron pruebas en serie para evaluar el rendimiento inicial de cada programa. Los resultados preliminares se presentan a continuación:</text:p>
      <text:p text:style-name="Text_20_body"><text:span text:style-name="Strong_20_Emphasis">Resultados para Integral.c:</text:span></text:p>
      <table:table table:name="Table1" table:style-name="Table1">
        <table:table-column table:style-name="Table1.A"/>
        <table:table-column table:style-name="Table1.B"/>
        <table:table-header-rows>
          <table:table-row>
            <table:table-cell table:style-name="Table1.A1" office:value-type="string">
              <text:p text:style-name="Table_20_Heading">Hilos</text:p>
            </table:table-cell>
            <table:table-cell table:style-name="Table1.A1" office:value-type="string">
              <text:p text:style-name="Table_20_Heading">Tiempo (s)</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2.17</text:p>
          </table:table-cell>
        </table:table-row>
        <table:table-row>
          <table:table-cell table:style-name="Table1.A1" office:value-type="string">
            <text:p text:style-name="Table_20_Contents">2</text:p>
          </table:table-cell>
          <table:table-cell table:style-name="Table1.A1" office:value-type="string">
            <text:p text:style-name="Table_20_Contents">0.57</text:p>
          </table:table-cell>
        </table:table-row>
        <table:table-row>
          <table:table-cell table:style-name="Table1.A1" office:value-type="string">
            <text:p text:style-name="Table_20_Contents">4</text:p>
          </table:table-cell>
          <table:table-cell table:style-name="Table1.A1" office:value-type="string">
            <text:p text:style-name="Table_20_Contents">0.28</text:p>
          </table:table-cell>
        </table:table-row>
        <text:soft-page-break/>
        <table:table-row>
          <table:table-cell table:style-name="Table1.A1" office:value-type="string">
            <text:p text:style-name="Table_20_Contents">8</text:p>
          </table:table-cell>
          <table:table-cell table:style-name="Table1.A1" office:value-type="string">
            <text:p text:style-name="Table_20_Contents">0.14</text:p>
          </table:table-cell>
        </table:table-row>
        <table:table-row>
          <table:table-cell table:style-name="Table1.A1" office:value-type="string">
            <text:p text:style-name="Table_20_Contents">16</text:p>
          </table:table-cell>
          <table:table-cell table:style-name="Table1.A1" office:value-type="string">
            <text:p text:style-name="Table_20_Contents">0.07</text:p>
          </table:table-cell>
        </table:table-row>
        <table:table-row>
          <table:table-cell table:style-name="Table1.A1" office:value-type="string">
            <text:p text:style-name="Table_20_Contents">32</text:p>
          </table:table-cell>
          <table:table-cell table:style-name="Table1.A1" office:value-type="string">
            <text:p text:style-name="Table_20_Contents">0.04</text:p>
          </table:table-cell>
        </table:table-row>
      </table:table>
      <text:p text:style-name="Text_20_body"><text:span text:style-name="Strong_20_Emphasis">Resultados para Reparto_it.c:</text:span></text:p>
      <table:table table:name="Table2" table:style-name="Table2">
        <table:table-column table:style-name="Table2.A"/>
        <table:table-column table:style-name="Table2.B"/>
        <table:table-header-rows>
          <table:table-row>
            <table:table-cell table:style-name="Table2.A1" office:value-type="string">
              <text:p text:style-name="Table_20_Heading">Hilos</text:p>
            </table:table-cell>
            <table:table-cell table:style-name="Table2.A1" office:value-type="string">
              <text:p text:style-name="Table_20_Heading">Tiempo (s)</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0.148</text:p>
          </table:table-cell>
        </table:table-row>
        <table:table-row>
          <table:table-cell table:style-name="Table2.A1" office:value-type="string">
            <text:p text:style-name="Table_20_Contents">2</text:p>
          </table:table-cell>
          <table:table-cell table:style-name="Table2.A1" office:value-type="string">
            <text:p text:style-name="Table_20_Contents">0.077</text:p>
          </table:table-cell>
        </table:table-row>
        <table:table-row>
          <table:table-cell table:style-name="Table2.A1" office:value-type="string">
            <text:p text:style-name="Table_20_Contents">4</text:p>
          </table:table-cell>
          <table:table-cell table:style-name="Table2.A1" office:value-type="string">
            <text:p text:style-name="Table_20_Contents">0.045</text:p>
          </table:table-cell>
        </table:table-row>
        <table:table-row>
          <table:table-cell table:style-name="Table2.A1" office:value-type="string">
            <text:p text:style-name="Table_20_Contents">8</text:p>
          </table:table-cell>
          <table:table-cell table:style-name="Table2.A1" office:value-type="string">
            <text:p text:style-name="Table_20_Contents">0.025</text:p>
          </table:table-cell>
        </table:table-row>
        <table:table-row>
          <table:table-cell table:style-name="Table2.A1" office:value-type="string">
            <text:p text:style-name="Table_20_Contents">16</text:p>
          </table:table-cell>
          <table:table-cell table:style-name="Table2.A1" office:value-type="string">
            <text:p text:style-name="Table_20_Contents">0.017</text:p>
          </table:table-cell>
        </table:table-row>
        <table:table-row>
          <table:table-cell table:style-name="Table2.A1" office:value-type="string">
            <text:p text:style-name="Table_20_Contents">32</text:p>
          </table:table-cell>
          <table:table-cell table:style-name="Table2.A1" office:value-type="string">
            <text:p text:style-name="Table_20_Contents">0.014</text:p>
          </table:table-cell>
        </table:table-row>
      </table:table>
      <text:p text:style-name="Text_20_body"><text:span text:style-name="Strong_20_Emphasis">Resultados para Pitagoras.c (N = 100):</text:span></text:p>
      <table:table table:name="Table3" table:style-name="Table3">
        <table:table-column table:style-name="Table3.A"/>
        <table:table-column table:style-name="Table3.B"/>
        <table:table-header-rows>
          <table:table-row>
            <table:table-cell table:style-name="Table3.A1" office:value-type="string">
              <text:p text:style-name="Table_20_Heading">Hilos</text:p>
            </table:table-cell>
            <table:table-cell table:style-name="Table3.A1" office:value-type="string">
              <text:p text:style-name="Table_20_Heading">Tiempo (s)</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0.002</text:p>
          </table:table-cell>
        </table:table-row>
        <table:table-row>
          <table:table-cell table:style-name="Table3.A1" office:value-type="string">
            <text:p text:style-name="Table_20_Contents">2</text:p>
          </table:table-cell>
          <table:table-cell table:style-name="Table3.A1" office:value-type="string">
            <text:p text:style-name="Table_20_Contents">0.002</text:p>
          </table:table-cell>
        </table:table-row>
        <table:table-row>
          <table:table-cell table:style-name="Table3.A1" office:value-type="string">
            <text:p text:style-name="Table_20_Contents">4</text:p>
          </table:table-cell>
          <table:table-cell table:style-name="Table3.A1" office:value-type="string">
            <text:p text:style-name="Table_20_Contents">0.002</text:p>
          </table:table-cell>
        </table:table-row>
        <table:table-row>
          <table:table-cell table:style-name="Table3.A1" office:value-type="string">
            <text:p text:style-name="Table_20_Contents">8</text:p>
          </table:table-cell>
          <table:table-cell table:style-name="Table3.A1" office:value-type="string">
            <text:p text:style-name="Table_20_Contents">0.003</text:p>
          </table:table-cell>
        </table:table-row>
        <table:table-row>
          <table:table-cell table:style-name="Table3.A1" office:value-type="string">
            <text:p text:style-name="Table_20_Contents">16</text:p>
          </table:table-cell>
          <table:table-cell table:style-name="Table3.A1" office:value-type="string">
            <text:p text:style-name="Table_20_Contents">0.007</text:p>
          </table:table-cell>
        </table:table-row>
        <table:table-row>
          <table:table-cell table:style-name="Table3.A1" office:value-type="string">
            <text:p text:style-name="Table_20_Contents">32</text:p>
          </table:table-cell>
          <table:table-cell table:style-name="Table3.A1" office:value-type="string">
            <text:p text:style-name="Table_20_Contents">0.019</text:p>
          </table:table-cell>
        </table:table-row>
      </table:table>
      <text:p text:style-name="Horizontal_20_Line"/>
      <text:h text:style-name="Heading_20_2" text:outline-level="2">4. La versión paralela de los programas</text:h>
      <text:h text:style-name="Heading_20_3" text:outline-level="3">a) Desarrollo del código paralelo</text:h>
      <text:p text:style-name="Text_20_body">La paralelización se realizó utilizando OpenMP. Cada programa presenta una región paralela donde se distribuye el trabajo entre varios hilos. Se evitó el uso de sincronización innecesaria.</text:p>
      <text:h text:style-name="Heading_20_3" text:outline-level="3">b) Necesidades de sincronización</text:h>
      <text:p text:style-name="Text_20_body">Dado que los hilos trabajan en secciones independientes del dominio, no se requieren mecanismos de sincronización adicionales.</text:p>
      <text:p text:style-name="Horizontal_20_Line"/>
      <text:h text:style-name="Heading_20_2" text:outline-level="2">5. Análisis del rendimiento</text:h>
      <text:h text:style-name="Heading_20_3" text:outline-level="3">a) Metodología</text:h>
      <text:p text:style-name="Text_20_body">La metodología incluye variaciones en el número de hilos y mediciones del tiempo de ejecución. Los experimentos se realizaron en un entorno con <text:span text:style-name="Source_20_Text">x</text:span> procesadores.</text:p>
      <text:h text:style-name="Heading_20_3" text:outline-level="3">b) Rendimiento por región paralela y opción probada</text:h>
      <text:p text:style-name="Text_20_body">A continuación, se presentan los resultados de rendimiento para cada programa:</text:p>
      <text:p text:style-name="Text_20_body"><text:soft-page-break/><text:span text:style-name="Strong_20_Emphasis">Resultados para Integral.c:</text:span></text:p>
      <text:p text:style-name="Text_20_body"><text:span text:style-name="Strong_20_Emphasis">Incluir tablas y gráficas aquí</text:span></text:p>
      <text:p text:style-name="Text_20_body"><text:span text:style-name="Strong_20_Emphasis">Resultados para Reparto_it.c:</text:span></text:p>
      <text:p text:style-name="Text_20_body"><text:span text:style-name="Strong_20_Emphasis">Incluir tablas y gráficas aquí</text:span></text:p>
      <text:p text:style-name="Text_20_body"><text:span text:style-name="Strong_20_Emphasis">Resultados para Pitagoras.c (N = 100):</text:span></text:p>
      <text:p text:style-name="Text_20_body"><text:span text:style-name="Strong_20_Emphasis">Incluir tablas y gráficas aquí</text:span></text:p>
      <text:h text:style-name="Heading_20_3" text:outline-level="3">c) Rendimiento del sistema entero</text:h>
      <text:p text:style-name="Text_20_body">Se observó un factor de aceleración y eficiencia para el sistema completo, considerando la ejecución en paralelo de las secciones relevantes del código.</text:p>
      <text:p text:style-name="Horizontal_20_Line"/>
      <text:h text:style-name="Heading_20_2" text:outline-level="2">6. Conclusiones</text:h>
      <text:p text:style-name="Text_20_body">En términos de rendimiento, la paralelización con OpenMP proporciona mejoras significativas en los tres programas. Sin embargo, es fundamental realizar un análisis detallado para optimizar el rendimiento según las características específicas de cada problema.</text:p>
      <text:p text:style-name="Horizontal_20_Line"/>
      <text:h text:style-name="Heading_20_2" text:outline-level="2">7. Conclusiones técnicas y de otros tipos</text:h>
      <text:p text:style-name="Text_20_body">Este informe destaca la importancia de considerar cuidadosamente la paralelización de programas, aprovechando las ventajas que ofrece OpenMP. La selección de estrategias adecuadas puede influir significativamente en el rendimiento y eficiencia globa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2:41:48.218270424</meta:creation-date>
    <dc:date>2023-12-12T12:42:28.537102333</dc:date>
    <meta:editing-duration>PT40S</meta:editing-duration>
    <meta:editing-cycles>1</meta:editing-cycles>
    <meta:document-statistic meta:table-count="3" meta:image-count="0" meta:object-count="0" meta:page-count="3" meta:paragraph-count="90" meta:word-count="483" meta:character-count="3138" meta:non-whitespace-character-count="2759"/>
    <meta:generator>LibreOffice/7.3.7.2$Linux_X86_64 LibreOffice_project/30$Build-2</meta:generator>
  </office:meta>
</office:document-meta>
</file>